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926cm" style:rel-column-width="525*"/>
    </style:style>
    <style:style style:name="Table1.B" style:family="table-column">
      <style:table-column-properties style:column-width="14.84cm" style:rel-column-width="8413*"/>
    </style:style>
    <style:style style:name="Table1.C" style:family="table-column">
      <style:table-column-properties style:column-width="1.235cm" style:rel-column-width="70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4" style:family="table">
      <style:table-properties style:width="16.854cm" fo:margin-top="0cm" fo:margin-bottom="0cm" table:align="center" style:writing-mode="lr-tb"/>
    </style:style>
    <style:style style:name="Table4.A" style:family="table-column">
      <style:table-column-properties style:column-width="16.854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text-properties officeooo:paragraph-rsid="0012bd3d"/>
    </style:style>
    <style:style style:name="P2" style:family="paragraph" style:parent-style-name="Standard">
      <style:text-properties officeooo:rsid="0012bd3d" officeooo:paragraph-rsid="0012bd3d"/>
    </style:style>
    <style:style style:name="P3" style:family="paragraph" style:parent-style-name="Standard">
      <style:text-properties officeooo:rsid="0009fbc3" officeooo:paragraph-rsid="0012bd3d"/>
    </style:style>
    <style:style style:name="P4" style:family="paragraph" style:parent-style-name="Standard">
      <style:text-properties officeooo:rsid="001474f2" officeooo:paragraph-rsid="0015f8db"/>
    </style:style>
    <style:style style:name="P5" style:family="paragraph" style:parent-style-name="Standard">
      <style:text-properties officeooo:rsid="00159915" officeooo:paragraph-rsid="0012bd3d"/>
    </style:style>
    <style:style style:name="P6" style:family="paragraph" style:parent-style-name="Standard">
      <style:paragraph-properties fo:text-align="justify" style:justify-single-word="false"/>
      <style:text-properties officeooo:rsid="00159915" officeooo:paragraph-rsid="0017ce67"/>
    </style:style>
    <style:style style:name="P7" style:family="paragraph" style:parent-style-name="Standard">
      <style:text-properties officeooo:rsid="0009fbc3" officeooo:paragraph-rsid="0012bd3d"/>
    </style:style>
    <style:style style:name="P8" style:family="paragraph" style:parent-style-name="Standard">
      <style:paragraph-properties fo:text-align="justify" style:justify-single-word="false"/>
      <style:text-properties officeooo:rsid="001474f2" officeooo:paragraph-rsid="0017ce67"/>
    </style:style>
    <style:style style:name="P9" style:family="paragraph" style:parent-style-name="Standard">
      <style:paragraph-properties fo:text-align="justify" style:justify-single-word="false"/>
      <style:text-properties officeooo:rsid="001474f2" officeooo:paragraph-rsid="001c808e"/>
    </style:style>
    <style:style style:name="P10" style:family="paragraph" style:parent-style-name="Standard">
      <style:text-properties officeooo:rsid="001474f2" officeooo:paragraph-rsid="001b385e"/>
    </style:style>
    <style:style style:name="P11" style:family="paragraph" style:parent-style-name="Standard">
      <style:paragraph-properties fo:text-align="justify" style:justify-single-word="false"/>
      <style:text-properties officeooo:paragraph-rsid="0017ce67"/>
    </style:style>
    <style:style style:name="P12" style:family="paragraph" style:parent-style-name="Padrão">
      <style:paragraph-properties fo:text-align="justify" style:justify-single-word="false"/>
      <style:text-properties officeooo:paragraph-rsid="001b385e"/>
    </style:style>
    <style:style style:name="P13" style:family="paragraph" style:parent-style-name="Table_20_Contents">
      <style:paragraph-properties fo:text-align="center" style:justify-single-word="false"/>
      <style:text-properties officeooo:paragraph-rsid="0017ce67"/>
    </style:style>
    <style:style style:name="P14" style:family="paragraph" style:parent-style-name="Table_20_Contents">
      <style:paragraph-properties fo:text-align="center" style:justify-single-word="false"/>
      <style:text-properties officeooo:paragraph-rsid="001c808e"/>
    </style:style>
    <style:style style:name="P15" style:family="paragraph" style:parent-style-name="Table_20_Contents">
      <style:paragraph-properties fo:text-align="center" style:justify-single-word="false"/>
      <style:text-properties officeooo:paragraph-rsid="001f0a75"/>
    </style:style>
    <style:style style:name="T1" style:family="text">
      <style:text-properties officeooo:rsid="0009fbc3"/>
    </style:style>
    <style:style style:name="T2" style:family="text">
      <style:text-properties officeooo:rsid="0012bd3d"/>
    </style:style>
    <style:style style:name="T3" style:family="text">
      <style:text-properties officeooo:rsid="001474f2"/>
    </style:style>
    <style:style style:name="T4" style:family="text">
      <style:text-properties officeooo:rsid="00159915"/>
    </style:style>
    <style:style style:name="T5" style:family="text">
      <style:text-properties officeooo:rsid="001036b2"/>
    </style:style>
    <style:style style:name="T6" style:family="text">
      <style:text-properties officeooo:rsid="0017ce67"/>
    </style:style>
    <style:style style:name="T7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8" style:family="text">
      <style:text-properties style:font-name="Arial1" fo:font-size="9pt" fo:font-weight="bold" style:font-name-asian="Arial2" style:font-size-asian="9pt" style:font-weight-asian="bold" style:font-name-complex="Arial2" style:font-size-complex="9pt"/>
    </style:style>
    <style:style style:name="T9" style:family="text">
      <style:text-properties style:font-name="Arial1" fo:font-size="9pt" style:font-name-asian="Arial2" style:font-size-asian="9pt" style:font-name-complex="Arial2" style:font-size-complex="9pt"/>
    </style:style>
    <style:style style:name="T10" style:family="text">
      <style:text-properties style:font-name="Arial1" fo:font-size="9pt" style:font-size-asian="9pt" style:font-name-complex="Arial2" style:font-size-complex="9pt"/>
    </style:style>
    <style:style style:name="T11" style:family="text">
      <style:text-properties officeooo:rsid="001c808e"/>
    </style:style>
    <style:style style:name="T12" style:family="text">
      <style:text-properties officeooo:rsid="001f0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RGÃOS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<text:span text:style-name="T6">1</text:span></text:p>
          </table:table-cell>
          <table:table-cell table:style-name="Table1.B1" office:value-type="string">
            <text:p text:style-name="P11"><text:span text:style-name="T2">No cadastro de Órgão informar se o mesmo pode ser usado no cadastro de Vocabulário Controlado;</text:span></text:p>
          </table:table-cell>
          <table:table-cell table:style-name="Table1.C1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2</text:span></text:p>
          </table:table-cell>
          <table:table-cell table:style-name="Table1.B2" office:value-type="string">
            <text:p text:style-name="P11"><text:span text:style-name="T3">Na mudança do Nome de um Órgão, aplicar a troca desse nome em todas as Normas no campo indexação, caso este Órgão esteja sendo usado como Autoridade pelo cadastro de Vocabulário Controlado;</text:span></text:p>
          </table:table-cell>
          <table:table-cell table:style-name="Table1.C2" office:value-type="string">
            <text:p text:style-name="P15"><text:span text:style-name="T12">A</text:span></text:p>
          </table:table-cell>
        </table:table-row>
        <table:table-row>
          <table:table-cell table:style-name="Table1.A2" office:value-type="string">
            <text:p text:style-name="P13"><text:span text:style-name="T6">3</text:span></text:p>
          </table:table-cell>
          <table:table-cell table:style-name="Table1.B3" office:value-type="string">
            <text:p text:style-name="P8">No cadastro de Órgãos, durante a inativação de um órgão poder modificar a Hierarquia do novo Órgão que está sendo criado;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4</text:span></text:p>
          </table:table-cell>
          <table:table-cell table:style-name="Table1.B4" office:value-type="string">
            <text:p text:style-name="P8">No cadastro de Órgão não permitir a ativação se o mesmo possuir Sucessor (órgão criado a partir da inativação do antecessor);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5</text:span></text:p>
          </table:table-cell>
          <table:table-cell table:style-name="Table1.B5" office:value-type="string">
            <text:p text:style-name="P8">Poder selecionar os Órgãos Filhos do Órgão sendo inativado, para constituírem a hierarquia inferior do Órgão Sucessor, sendo que, estes Órgãos Filhos deverão ser inativados e os sucessores deles serão criados no novo Órgão;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6</text:span></text:p>
          </table:table-cell>
          <table:table-cell table:style-name="Table1.B6" office:value-type="string">
            <text:p text:style-name="P8"><text:span text:style-name="T4">No cadastro de Órgãos, durante a edição, poder modificar a Hierarquia e a Cronologia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7</text:span></text:p>
          </table:table-cell>
          <table:table-cell table:style-name="Table1.B7" office:value-type="string">
            <text:p text:style-name="P6">Nos autocomplete<text:span text:style-name="T12">s</text:span> onde aparecem os Órgãos, exibir na frente de cada um Órgão a Vigência no seguinte formato: (ano início de vigência – ano fim de vigência);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3"><text:span text:style-name="T6">8</text:span></text:p>
          </table:table-cell>
          <table:table-cell table:style-name="Table1.B12" office:value-type="string">
            <text:p text:style-name="P8"><text:span text:style-name="T4">Na visualização dos detalhes de um Órgão listar as normas do mesmo, </text:span><text:span text:style-name="T5">em uma tabela e com total no topo</text:span><text:span text:style-name="T4">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4"><text:span text:style-name="T11">9</text:span></text:p>
          </table:table-cell>
          <table:table-cell table:style-name="Table1.B12" office:value-type="string">
            <text:p text:style-name="P9"><text:span text:style-name="T11">No cadastro de Órgãos, poder editar o nome sem inativar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4"><text:span text:style-name="T11">10</text:span></text:p>
          </table:table-cell>
          <table:table-cell table:style-name="Table1.B12" office:value-type="string">
            <text:p text:style-name="P9"><text:span text:style-name="T11">No cadastro de Órgãos, selecionar outros Órgãos como sucessores, causando assim a inativação dos mesmos, e obrigando o preenchimento da Data de Fim de Vigência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4"><text:span text:style-name="T11">11</text:span></text:p>
          </table:table-cell>
          <table:table-cell table:style-name="Table1.B12" office:value-type="string">
            <text:p text:style-name="P9"><text:span text:style-name="T11">No cadastro de Órgãos, selecionar outro Órgão como Superior, criando assim uma ligação hierárquica entre os mesmos; 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4"><text:span text:style-name="T11">12</text:span></text:p>
          </table:table-cell>
          <table:table-cell table:style-name="Table1.B12" office:value-type="string">
            <text:p text:style-name="P9"><text:span text:style-name="T11">No cadastro de Órgãos, quando o Órgão for inativado to</text:span><text:span text:style-name="T12">r</text:span><text:span text:style-name="T11">nar obrigatório o preenchimento da Data de Fim de Vigência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  <table:table-row>
          <table:table-cell table:style-name="Table1.A2" office:value-type="string">
            <text:p text:style-name="P14"><text:span text:style-name="T11">13</text:span></text:p>
          </table:table-cell>
          <table:table-cell table:style-name="Table1.B13" office:value-type="string">
            <text:p text:style-name="P9"><text:span text:style-name="T11">Na seleção de Órgãos dentro dos autocompletes, exibir os inativos hachurados;</text:span></text:p>
          </table:table-cell>
          <table:table-cell table:style-name="Table1.C2" office:value-type="string">
            <text:p text:style-name="P15"><text:span text:style-name="T12">R</text:span></text:p>
          </table:table-cell>
        </table:table-row>
      </table:table>
      <text:p text:style-name="P3"/>
      <text:p text:style-name="P3"/>
      <text:p text:style-name="P1"><text:span text:style-name="T1"/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span text:style-name="T7">Situação:</text:span><text:span text:style-name="T8"> </text:span></text:p>
            <text:p text:style-name="P12"><text:span text:style-name="T7">I</text:span><text:span text:style-name="T8"> </text:span><text:span text:style-name="T7">=</text:span><text:span text:style-name="T8"> </text:span><text:span text:style-name="T7">Informativo</text:span><text:span text:style-name="T9"> </text:span><text:span text:style-name="T10">-</text:span><text:span text:style-name="T9"> </text:span><text:span text:style-name="T10">assunto</text:span><text:span text:style-name="T9"> </text:span><text:span text:style-name="T10">apenas</text:span><text:span text:style-name="T9"> </text:span><text:span text:style-name="T10">informativo,</text:span><text:span text:style-name="T9"> </text:span><text:span text:style-name="T10">relevante</text:span><text:span text:style-name="T9"> </text:span><text:span text:style-name="T10">a</text:span><text:span text:style-name="T9"> </text:span><text:span text:style-name="T10">intervenção,</text:span><text:span text:style-name="T9"> </text:span><text:span text:style-name="T10">não</text:span><text:span text:style-name="T9"> </text:span><text:span text:style-name="T10">sendo</text:span><text:span text:style-name="T9"> </text:span><text:span text:style-name="T10">cabível</text:span><text:span text:style-name="T9"> </text:span><text:span text:style-name="T10">decisão</text:span><text:span text:style-name="T9"> </text:span><text:span text:style-name="T10">para</text:span><text:span text:style-name="T9"> </text:span><text:span text:style-name="T10">o</text:span><text:span text:style-name="T9"> </text:span><text:span text:style-name="T10">Grupo.</text:span><text:span text:style-name="T9"> </text:span><text:span text:style-name="T10">Geralmente</text:span><text:span text:style-name="T9"> </text:span><text:span text:style-name="T10">é</text:span><text:span text:style-name="T9"> </text:span><text:span text:style-name="T10">uma</text:span><text:span text:style-name="T9"> </text:span><text:span text:style-name="T10">instrução</text:span><text:span text:style-name="T9"> </text:span><text:span text:style-name="T10">ou</text:span><text:span text:style-name="T9"> </text:span><text:span text:style-name="T10">orientação</text:span><text:span text:style-name="T9"> </text:span><text:span text:style-name="T10">trazida</text:span><text:span text:style-name="T9"> </text:span><text:span text:style-name="T10">por</text:span><text:span text:style-name="T9"> </text:span><text:span text:style-name="T10">algum</text:span><text:span text:style-name="T9"> </text:span><text:span text:style-name="T10">participante.</text:span></text:p>
            <text:p text:style-name="P12"><text:span text:style-name="T7">P</text:span><text:span text:style-name="T8"> </text:span><text:span text:style-name="T7">=</text:span><text:span text:style-name="T8"> </text:span><text:span text:style-name="T7">Pendente</text:span><text:span text:style-name="T8"> – </text:span><text:span text:style-name="T10">Assunto</text:span><text:span text:style-name="T9"> </text:span><text:span text:style-name="T10">identificado</text:span><text:span text:style-name="T9"> </text:span><text:span text:style-name="T10">não</text:span><text:span text:style-name="T9"> </text:span><text:span text:style-name="T10">resolvido</text:span><text:span text:style-name="T9"> </text:span><text:span text:style-name="T10">em</text:span><text:span text:style-name="T9"> </text:span><text:span text:style-name="T10">função</text:span><text:span text:style-name="T9"> </text:span><text:span text:style-name="T10">de</text:span><text:span text:style-name="T9"> </text:span><text:span text:style-name="T10">algum</text:span><text:span text:style-name="T9"> </text:span><text:span text:style-name="T10">levantamento</text:span><text:span text:style-name="T9"> </text:span><text:span text:style-name="T10">ou</text:span><text:span text:style-name="T9"> </text:span><text:span text:style-name="T10">decisão</text:span><text:span text:style-name="T9"> </text:span><text:span text:style-name="T10">fora</text:span><text:span text:style-name="T9"> </text:span><text:span text:style-name="T10">de</text:span><text:span text:style-name="T9"> </text:span><text:span text:style-name="T10">reunião.</text:span></text:p>
            <text:p text:style-name="P12"><text:span text:style-name="T7">A</text:span><text:span text:style-name="T8"> </text:span><text:span text:style-name="T7">=</text:span><text:span text:style-name="T8"> </text:span><text:span text:style-name="T7">Andamento</text:span><text:span text:style-name="T8"> – </text:span><text:span text:style-name="T10">Assunto</text:span><text:span text:style-name="T9"> </text:span><text:span text:style-name="T10">iniciado</text:span><text:span text:style-name="T9"> </text:span><text:span text:style-name="T10">e</text:span><text:span text:style-name="T9"> </text:span><text:span text:style-name="T10">não</text:span><text:span text:style-name="T9"> </text:span><text:span text:style-name="T10">finalizado,</text:span><text:span text:style-name="T9"> </text:span><text:span text:style-name="T10">com</text:span><text:span text:style-name="T9"> </text:span><text:span text:style-name="T10">continuidade</text:span><text:span text:style-name="T9"> </text:span><text:span text:style-name="T10">em</text:span><text:span text:style-name="T9"> </text:span><text:span text:style-name="T10">reunião</text:span><text:span text:style-name="T9"> </text:span><text:span text:style-name="T10">(ões)</text:span><text:span text:style-name="T9"> </text:span><text:span text:style-name="T10">posterior(ES).</text:span><text:span text:style-name="T8"> </text:span></text:p>
            <text:p text:style-name="P12"><text:span text:style-name="T7">R</text:span><text:span text:style-name="T8"> </text:span><text:span text:style-name="T7">=</text:span><text:span text:style-name="T8"> </text:span><text:span text:style-name="T7">Resolvido</text:span><text:span text:style-name="T8"> –</text:span><text:span text:style-name="T9"> </text:span><text:span text:style-name="T10">Resolução</text:span><text:span text:style-name="T9"> </text:span><text:span text:style-name="T10">de</text:span><text:span text:style-name="T9"> </text:span><text:span text:style-name="T10">alguma</text:span><text:span text:style-name="T9"> </text:span><text:span text:style-name="T10">pendência</text:span><text:span text:style-name="T9"> </text:span><text:span text:style-name="T10">identificada</text:span><text:span text:style-name="T9"> </text:span><text:span text:style-name="T10">em</text:span><text:span text:style-name="T9"> </text:span><text:span text:style-name="T10">reunião</text:span><text:span text:style-name="T9"> </text:span><text:span text:style-name="T10">(ões)</text:span><text:span text:style-name="T9"> </text:span><text:span text:style-name="T10">anterior</text:span><text:span text:style-name="T9"> </text:span><text:span text:style-name="T10">(es)</text:span><text:span text:style-name="T9"> </text:span><text:span text:style-name="T10">ou</text:span><text:span text:style-name="T9"> </text:span><text:span text:style-name="T10">iniciado</text:span><text:span text:style-name="T9"> </text:span><text:span text:style-name="T10">e</text:span><text:span text:style-name="T9"> </text:span><text:span text:style-name="T10">finalizado</text:span><text:span text:style-name="T9"> </text:span><text:span text:style-name="T10">na</text:span><text:span text:style-name="T9"> </text:span><text:span text:style-name="T10">própria</text:span><text:span text:style-name="T9"> </text:span><text:span text:style-name="T10">reunião.</text:span></text:p>
          </table:table-cell>
        </table:table-row>
      </table:table>
      <text:p text:style-name="P10"><text:tab/></text:p>
      <text:p text:style-name="P5"><text:tab/></text:p>
      <text:p text:style-name="P4"><text:span text:style-name="T4"><text:tab/></text:span>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drão" style:family="paragraph" style:default-outline-level="">
      <style:paragraph-properties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use-window-font-color="true" style:font-name="Times New Roman" fo:font-size="12pt" style:font-name-asian="Times New Roman1" style:font-size-asian="12pt" style:language-asian="zh" style:country-asian="CN" style:font-name-complex="Times New Roman1" style:font-size-complex="10p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1:19:32.35</meta:creation-date>
    <meta:editing-duration>PT2H41M47S</meta:editing-duration>
    <meta:editing-cycles>7</meta:editing-cycles>
    <meta:generator>LibreOffice/4.0.1.2$Windows_x86 LibreOffice_project/84102822e3d61eb989ddd325abf1ac077904985</meta:generator>
    <dc:date>2014-04-07T15:54:23.42</dc:date>
    <meta:document-statistic meta:table-count="2" meta:image-count="0" meta:object-count="0" meta:page-count="1" meta:paragraph-count="49" meta:word-count="372" meta:character-count="2194" meta:non-whitespace-character-count="1856"/>
  </office:meta>
</office:document-meta>
</file>